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4d1ee" officeooo:paragraph-rsid="0014d1ee"/>
    </style:style>
    <style:style style:name="P2" style:family="paragraph" style:parent-style-name="Standard">
      <style:text-properties officeooo:rsid="0015a44f" officeooo:paragraph-rsid="0015a44f"/>
    </style:style>
    <style:style style:name="P3" style:family="paragraph" style:parent-style-name="Standard">
      <style:text-properties officeooo:rsid="0015a44f" officeooo:paragraph-rsid="001865df"/>
    </style:style>
    <style:style style:name="P4" style:family="paragraph" style:parent-style-name="Standard">
      <style:text-properties officeooo:rsid="0015a44f" officeooo:paragraph-rsid="001a9cab"/>
    </style:style>
    <style:style style:name="P5" style:family="paragraph" style:parent-style-name="Standard">
      <style:text-properties officeooo:rsid="00174970" officeooo:paragraph-rsid="00174970"/>
    </style:style>
    <style:style style:name="P6" style:family="paragraph" style:parent-style-name="Standard">
      <style:text-properties officeooo:rsid="0018db45" officeooo:paragraph-rsid="0018db45"/>
    </style:style>
    <style:style style:name="P7" style:family="paragraph" style:parent-style-name="Standard">
      <style:text-properties officeooo:rsid="001a839f" officeooo:paragraph-rsid="001a839f"/>
    </style:style>
    <style:style style:name="P8" style:family="paragraph" style:parent-style-name="Standard">
      <style:text-properties officeooo:rsid="001aeb73" officeooo:paragraph-rsid="001aeb73"/>
    </style:style>
    <style:style style:name="P9" style:family="paragraph" style:parent-style-name="Standard">
      <style:text-properties officeooo:rsid="001b4db6" officeooo:paragraph-rsid="001b4db6"/>
    </style:style>
    <style:style style:name="T1" style:family="text">
      <style:text-properties officeooo:rsid="00174970"/>
    </style:style>
    <style:style style:name="T2" style:family="text">
      <style:text-properties officeooo:rsid="001865df"/>
    </style:style>
    <style:style style:name="T3" style:family="text">
      <style:text-properties officeooo:rsid="0018db45"/>
    </style:style>
    <style:style style:name="T4" style:family="text">
      <style:text-properties fo:font-weight="bold" style:font-weight-asian="bold" style:font-weight-complex="bold"/>
    </style:style>
    <style:style style:name="T5" style:family="text">
      <style:text-properties officeooo:rsid="001a839f"/>
    </style:style>
    <style:style style:name="T6" style:family="text">
      <style:text-properties officeooo:rsid="001a9cab"/>
    </style:style>
    <style:style style:name="T7" style:family="text">
      <style:text-properties officeooo:rsid="001ae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ensa de Tesis doctoral. Darío Bruno</text:p>
      <text:p text:style-name="P1"/>
      <text:p text:style-name="P2">Intro y presentación</text:p>
      <text:p text:style-name="P2">Primero haré una breve introducción al tema para poder abocarme a l<text:span text:style-name="T1">os</text:span> <text:span text:style-name="T1">puntos centrales </text:span>de la tesis.</text:p>
      <text:p text:style-name="P2"/>
      <text:p text:style-name="P5">1)</text:p>
      <text:p text:style-name="P3"><text:span text:style-name="T3">Los antecedentes de esta tesis provienen de</text:span><text:span text:style-name="T2"> la investigación realizada para la </text:span><text:span text:style-name="T1">Maestría en Docencia Universitaria </text:span><text:span text:style-name="T2">de la UBA en la que </text:span><text:span text:style-name="T3">intenté interrogarme por la relación entre el perfil del psicólogo que puede extraerse de los diversos planes de estudio de la carrera de psicología en la UBA</text:span>, podría formularse a modo general de la siguiente manera: “¿Qué psicólogo o psicóloga puede pensarse a la luz del <text:span text:style-name="T1">análisis</text:span> de su formación curricular?”.</text:p>
      <text:p text:style-name="P6">Relevando y analizando cada uno de los planes de estudio desde el origen de la carrera en 1957 hasta el plan de 1985 me encontré con una sorpresa: <text:span text:style-name="T4">El plan de 1966</text:span>. un plan rupturista cuy<text:span text:style-name="T5">a </text:span>influencia en la formación de psicólogos en la UBA excedió por mucho la proyección de sus alcances curriculares. Tanto es así que partí de la hipótesis de que </text:p>
      <text:p text:style-name="P5"/>
      <text:p text:style-name="P5">2)</text:p>
      <text:p text:style-name="P6">El plan de 1966 <text:span text:style-name="T5">fue y </text:span>es central en la formación de casi la mitad de los psicólogos y psicólogas argentinas.</text:p>
      <text:p text:style-name="P2"><text:span text:style-name="T3">Sabemos gracias a los estudios de Alonso que</text:span> el sesgo curricular de la Carrera de Psicología de la Universidad de Buenos Aires ha sido el de mayor impacto en la formación del profesional de la psicología en Argentina. Actualmente el 40 % de los psicólogos argentinos se recibieron en la UBA.</text:p>
      <text:p text:style-name="P2"/>
      <text:p text:style-name="P7">3)</text:p>
      <text:p text:style-name="P7">No voy a detenerme mucho en este tema pero señalaré <text:span text:style-name="T7">de forma sesgada </text:span>algunos hitos <text:span text:style-name="T7">muy conocidos</text:span> que me permitan <text:span text:style-name="T7">mas adelante </text:span>contextuar el lugar de pivote curricular del plan de 1966.</text:p>
      <text:p text:style-name="P2">La psicología académica tiene su origen en el primer plan de estudios de la carrera de Filosofía en la Facultad de Filosofía y Letras sancionado el 27 de mayo de 1896. Para 1908 existían ya dos cursos de orientación positivista que, luego de la Reforma Universitaria dieron lugar a una tendencia antipositivista. En 1949 el primer Congreso Nacional de Filosofía propuso la necesidad de una psicología autónoma de la filosofía. En 1954 el primer Congreso Nacional de Psicología propuso la creación de carreras de psicología en universidades nacionales.</text:p>
      <text:p text:style-name="P2"/>
      <text:p text:style-name="P4">El segundo movimiento reformista de 1955 y la modernización propuesta por el nuevo gobierno de la Universidad -junto con otros varios factores como el Congreso de Psicología de Tucumán en 1954- impulsó la creación de nuevas carreras en la Facultad de Filosofía y Letras. Su “locus” -el de la Carrera de Psicología- da cuenta de las tensiones existentes entre el campo profesional - en donde se destaca<text:span text:style-name="T6">n</text:span> el clínico, limitado, restringido por la resolución Carrillo - y el científico en concordancia al modelo Boulder. A su vez, la búsqueda de una identidad profesional temprana promueve las primeras modificaciones curriculares a fin de fortalecer las áreas de desempeño profesional.</text:p>
      <text:p text:style-name="P4">La mayor madurez reflejada en el perfil profesional que se desprende del plan de estudios modificado en 1958 forma parte, a la vez, de una maduración institucional que lleva adelante una renovación institucional más amplia en el ámbito de toda la Universidad de Buenos Aires </text:p>
      <text:p text:style-name="P2"/>
      <text:p text:style-name="P8">4)</text:p>
      <text:p text:style-name="P9">Para terminar esta breve introducción quisiera señalar algunas de las tensiones que están en los orígenes de la Carrera de Psicología de la UBA: Por un lado las tensiones políticas entre gobiernos democráticos y gobiernos de facto; en segundo término las institucionales entre los clasistas y los reformistas al interior de la UBA; a su vez las legales entre la medicina -la resolución que limitaba el <text:soft-page-break/>alcance del ejercicio de la psicoterapia- y los intereses de los futuros nuevos psicólogos y sus profesores; y por último las curriculares en el entrecruzamiento de las nuevas carreras del plan de 1957 y la búsqueda de mayores y mejores definiciones disciplinares en el plan de 1958</text:p>
      <text:p text:style-name="P9"/>
      <text:p text:style-name="P9">5)</text:p>
      <text:p text:style-name="P9"/>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0T12:23:26.223160179</meta:creation-date>
    <dc:date>2022-03-20T13:12:59.704291866</dc:date>
    <meta:editing-duration>PT29M</meta:editing-duration>
    <meta:editing-cycles>7</meta:editing-cycles>
    <meta:generator>LibreOffice/7.3.1.3$Linux_X86_64 LibreOffice_project/30$Build-3</meta:generator>
    <meta:document-statistic meta:table-count="0" meta:image-count="0" meta:object-count="0" meta:page-count="2" meta:paragraph-count="17" meta:word-count="626" meta:character-count="3734" meta:non-whitespace-character-count="3123"/>
  </office:meta>
</office:document-meta>
</file>